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cm" svg:stroke-color="#000000" draw:marker-start-width="0.244cm" draw:marker-end-width="0.244cm" draw:fill="solid" draw:fill-color="#eeeeee" draw:textarea-horizontal-align="justify" draw:textarea-vertical-align="middle" draw:auto-grow-height="false" fo:min-height="9.181cm" fo:min-width="4.556cm" fo:padding-top="0.139cm" fo:padding-bottom="0.139cm" fo:padding-left="0.264cm" fo:padding-right="0.264cm" draw:shadow="hidden"/>
    </style:style>
    <style:style style:name="gr2" style:family="graphic" style:parent-style-name="standard">
      <style:graphic-properties draw:stroke="solid" svg:stroke-width="0.025cm" svg:stroke-color="#000000" draw:marker-start-width="0.198cm" draw:marker-end-width="0.198cm" draw:stroke-linejoin="miter" draw:fill="solid" draw:fill-color="#ff765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5f572" fo:padding-top="0.138cm" fo:padding-bottom="0.138cm" fo:padding-left="0.263cm" fo:padding-right="0.263cm"/>
    </style:style>
    <style:style style:name="gr4" style:family="graphic" style:parent-style-name="objectwithoutfill">
      <style:graphic-properties draw:stroke="dash" draw:stroke-dash="Ultrafine_20_Dashed" svg:stroke-width="0cm" svg:stroke-color="#c0c0c0" draw:marker-start-width="0.2cm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331cm"/>
    </style:style>
    <style:style style:name="gr6" style:family="graphic" style:parent-style-name="objectwithoutfill">
      <style:graphic-properties draw:stroke="dash" draw:stroke-dash="Ultrafine_20_Dashed" svg:stroke-color="#c0c0c0" draw:fill="none" draw:textarea-vertical-align="middle"/>
    </style:style>
    <style:style style:name="gr7" style:family="graphic" style:parent-style-name="standard">
      <style:graphic-properties draw:stroke="solid" svg:stroke-width="0.025cm" svg:stroke-color="#000000" draw:marker-start-width="0.237cm" draw:marker-end-width="0.237cm" draw:fill="solid" draw:fill-color="#ffbe68" draw:textarea-horizontal-align="justify" draw:textarea-vertical-align="middle" draw:auto-grow-height="false" fo:min-height="0.171cm" fo:min-width="4.56cm" fo:padding-top="0.137cm" fo:padding-bottom="0.137cm" fo:padding-left="0.262cm" fo:padding-right="0.262cm" draw:shadow="hidden"/>
    </style:style>
    <style:style style:name="gr8" style:family="graphic" style:parent-style-name="objectwithoutfill">
      <style:graphic-properties draw:marker-end="Arrow" draw:marker-end-width="0.2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style:font-name="DejaVu Sans" fo:font-size="9pt" fo:font-weight="bold" style:font-size-asian="9pt" style:font-weight-asian="bold" style:font-size-complex="9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font-name="DejaVu Sans" fo:font-size="8pt" style:text-underline-style="none" fo:font-weight="bold" style:font-size-asian="8pt" style:font-weight-asian="bold" style:font-size-complex="8pt" style:font-weight-complex="bold"/>
    </style:style>
    <style:style style:name="P4" style:family="paragraph">
      <style:text-properties style:font-name="DejaVu Sans" fo:font-size="8pt" style:font-size-asian="8pt" style:font-size-complex="8pt"/>
    </style:style>
    <style:style style:name="P5" style:family="paragraph">
      <style:text-properties fo:color="#000000" style:font-name="DejaVu Sans" fo:font-size="8pt" style:text-underline-style="none" fo:font-weight="normal" style:font-size-asian="8pt" style:font-weight-asian="normal" style:font-size-complex="8pt" style:font-weight-complex="normal" style:font-relief="none"/>
    </style:style>
    <style:style style:name="T1" style:family="text">
      <style:text-properties style:font-name="DejaVu Sans" fo:font-size="8pt" style:text-underline-style="none" fo:font-weight="bold" style:font-size-asian="8pt" style:font-weight-asian="bold" style:font-size-complex="8pt" style:font-weight-complex="bold"/>
    </style:style>
    <style:style style:name="T2" style:family="text">
      <style:text-properties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T3" style:family="text">
      <style:text-properties style:font-name="DejaVu Sans" fo:font-size="8pt" style:font-size-asian="8pt" style:font-size-complex="8pt"/>
    </style:style>
    <style:style style:name="T4" style:family="text">
      <style:text-properties fo:color="#000000" style:font-name="DejaVu Sans" fo:font-size="8pt" style:text-underline-style="none" fo:font-weight="bold" style:font-size-asian="8pt" style:font-weight-asian="bold" style:font-size-complex="8pt" style:font-weight-complex="bold" style:font-relief="none"/>
    </style:style>
    <style:style style:name="T5" style:family="text">
      <style:text-properties fo:color="#000000" style:font-name="DejaVu Sans" fo:font-size="8pt" style:text-underline-style="none" fo:font-weight="normal" style:font-size-asian="8pt" style:font-weight-asian="normal" style:font-size-complex="8pt" style:font-weight-complex="normal" style:font-relief="none"/>
    </style:style>
    <style:style style:name="T6" style:family="text">
      <style:text-properties style:font-name="DejaVu Sans" fo:font-size="8pt" fo:text-shadow="none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4cm" svg:height="9.459cm" draw:transform="rotate (1.5707963267949) translate (0.47cm 5.1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" draw:layer="layout" svg:width="5.744cm" svg:height="4.907cm" svg:x="4.183cm" svg:y="0.184cm" svg:viewBox="0 0 5745 4908" svg:d="M0 4790c0 0 540-57 617-71 75-12 628-55 1241-225 252-71 511-142 810-221 320-87 645-234 927-346 183-73 805-512 1181-1106 407-642 969-2821 969-2821v4782l-5745 126z">
          <text:p/>
        </draw:path>
        <draw:path draw:style-name="gr3" draw:layer="layout" svg:width="8.651cm" svg:height="1.097cm" svg:x="1.279cm" svg:y="4.016cm" svg:viewBox="0 0 8652 1098" svg:d="M0 1036c0 0 504 0 890-18 387-18 998-25 1955-86 819-52 1919-107 2767-184 287-26 1258-183 1845-394 635-229 1177-350 1191-354l4 1089-8652 9z">
          <text:p>z</text:p>
        </draw:path>
        <draw:line draw:style-name="gr4" draw:text-style-name="P2" draw:layer="layout" svg:x1="6.949cm" svg:y1="5.107cm" svg:x2="6.949cm" svg:y2="0.044cm">
          <text:p/>
        </draw:line>
        <draw:line draw:style-name="gr4" draw:text-style-name="P2" draw:layer="layout" svg:x1="5.056cm" svg:y1="5.107cm" svg:x2="5.056cm" svg:y2="0.044cm">
          <text:p/>
        </draw:line>
        <draw:line draw:style-name="gr4" draw:text-style-name="P2" draw:layer="layout" svg:x1="3.175cm" svg:y1="5.107cm" svg:x2="3.175cm" svg:y2="0.044cm">
          <text:p/>
        </draw:line>
        <draw:line draw:style-name="gr4" draw:text-style-name="P2" draw:layer="layout" svg:x1="1.282cm" svg:y1="5.107cm" svg:x2="1.282cm" svg:y2="0.055cm">
          <text:p/>
        </draw:line>
        <draw:line draw:style-name="gr4" draw:text-style-name="P2" draw:layer="layout" svg:x1="8.835cm" svg:y1="5.107cm" svg:x2="8.835cm" svg:y2="0.044cm">
          <text:p/>
        </draw:line>
        <draw:frame draw:style-name="gr5" draw:text-style-name="P3" draw:layer="layout" svg:width="6.864cm" svg:height="0.581cm" svg:x="1.021cm" svg:y="0.748cm">
          <draw:text-box>
            <text:p><text:span text:style-name="T1">Complex, unstructured</text:span><text:span text:style-name="T2"> - Application Data</text:span></text:p>
          </draw:text-box>
        </draw:frame>
        <draw:line draw:style-name="gr6" draw:text-style-name="P2" draw:layer="layout" svg:x1="0.458cm" svg:y1="3.248cm" svg:x2="9.934cm" svg:y2="3.248cm">
          <text:p/>
        </draw:line>
        <draw:line draw:style-name="gr6" draw:text-style-name="P2" draw:layer="layout" svg:x1="0.458cm" svg:y1="1.358cm" svg:x2="9.934cm" svg:y2="1.358cm">
          <text:p/>
        </draw:line>
        <draw:frame draw:style-name="gr5" draw:text-style-name="P4" draw:layer="layout" svg:width="1.326cm" svg:height="0.581cm" svg:x="8.215cm" svg:y="5.111cm">
          <draw:text-box>
            <text:p><text:span text:style-name="T3">2010</text:span></text:p>
          </draw:text-box>
        </draw:frame>
        <draw:frame draw:style-name="gr5" draw:text-style-name="P4" draw:layer="layout" svg:width="1.326cm" svg:height="0.581cm" svg:x="6.341cm" svg:y="5.111cm">
          <draw:text-box>
            <text:p><text:span text:style-name="T3">2000</text:span></text:p>
          </draw:text-box>
        </draw:frame>
        <draw:frame draw:style-name="gr5" draw:text-style-name="P4" draw:layer="layout" svg:width="1.326cm" svg:height="0.581cm" svg:x="4.463cm" svg:y="5.111cm">
          <draw:text-box>
            <text:p><text:span text:style-name="T3">1990</text:span></text:p>
          </draw:text-box>
        </draw:frame>
        <draw:frame draw:style-name="gr5" draw:text-style-name="P4" draw:layer="layout" svg:width="1.326cm" svg:height="0.581cm" svg:x="2.585cm" svg:y="5.111cm">
          <draw:text-box>
            <text:p><text:span text:style-name="T3">1980</text:span></text:p>
          </draw:text-box>
        </draw:frame>
        <draw:frame draw:style-name="gr5" draw:text-style-name="P5" draw:layer="layout" svg:width="6.434cm" svg:height="0.581cm" svg:x="1.023cm" svg:y="2.633cm">
          <draw:text-box>
            <text:p><text:span text:style-name="T4">Relational</text:span><text:span text:style-name="T5"> - Business Transactional Data</text:span></text:p>
          </draw:text-box>
        </draw:frame>
        <draw:frame draw:style-name="gr5" draw:text-style-name="P4" draw:layer="layout" svg:width="1.326cm" svg:height="0.581cm" svg:x="0.686cm" svg:y="5.111cm">
          <draw:text-box>
            <text:p><text:span text:style-name="T3">1970</text:span></text:p>
          </draw:text-box>
        </draw:frame>
        <draw:custom-shape draw:style-name="gr7" draw:text-style-name="P1" draw:layer="layout" svg:width="5.084cm" svg:height="0.445cm" draw:transform="rotate (1.5707963267949) translate (0.022cm 5.112cm)">
          <text:p text:style-name="P2"><text:span text:style-name="T6">Digital Information Sto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7.243cm" svg:y1="3.061cm" svg:x2="8.831cm" svg:y2="4.319cm">
          <text:p/>
        </draw:line>
        <draw:line draw:style-name="gr8" draw:text-style-name="P2" draw:layer="layout" svg:x1="7.718cm" svg:y1="1.167cm" svg:x2="8.831cm" svg:y2="3.173cm">
          <text:p/>
        </draw:line>
        <draw:line draw:style-name="gr9" draw:text-style-name="P2" draw:layer="layout" svg:x1="7.718cm" svg:y1="1.17cm" svg:x2="1.3cm" svg:y2="1.17cm">
          <text:p/>
        </draw:line>
        <draw:line draw:style-name="gr9" draw:text-style-name="P2" draw:layer="layout" svg:x1="7.242cm" svg:y1="3.062cm" svg:x2="1.279cm" svg:y2="3.0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ff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957cm" fo:page-height="5.5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07T16:01:01.310467560</dc:date>
    <meta:generator>LibreOffice/4.3.3.2$Linux_X86_64 LibreOffice_project/430m0$Build-2</meta:generator>
    <meta:editing-duration>PT33M49S</meta:editing-duration>
    <meta:editing-cycles>26</meta:editing-cycles>
    <dc:creator>Marcos Balsa</dc:creator>
    <meta:document-statistic meta:object-count="22"/>
  </office:meta>
</office:document-meta>
</file>